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text-align="center" style:justify-single-word="false"/>
    </style:style>
    <style:style style:name="P2" style:family="paragraph" style:parent-style-name="Normal_20__28_Web_29_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Normal_20__28_Web_29_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orse.java.</text:span></text:p>
      <text:p text:style-name="P2">Mon programme passe tous les tests</text:p>
      <text:p text:style-name="P1"/>
      <text:p text:style-name="P1"/>
      <text:p text:style-name="P1"/>
      <text:p text:style-name="P1">Travail présenté au<text:line-break/>professeur Jean Privat</text:p>
      <text:p text:style-name="P1"/>
      <text:p text:style-name="P1"/>
      <text:p text:style-name="P1"/>
      <text:p text:style-name="P1">INF2170-50<text:line-break/>Organisation des ordinateurs et assembleur</text:p>
      <text:p text:style-name="P1"/>
      <text:p text:style-name="P1"/>
      <text:p text:style-name="P1"/>
      <text:p text:style-name="P1">par<text:line-break/>Louis-Alexandre Lapointe<text:line-break/>LAPL08098701</text:p>
      <text:p text:style-name="P1"/>
      <text:p text:style-name="P1"/>
      <text:p text:style-name="P1"/>
      <text:p text:style-name="P1"><text:line-break/>Informatique et génie logici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té du Québec à Montréal<text:line-break/>2015/10/01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true" style:font-name-asian="Arial Unicode MS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zh" style:country-asian="TW" style:font-name-complex="Times New Roman1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</meta:initial-creator>
    <dc:creator>Louis-Alexandre Lapointe</dc:creator>
    <meta:editing-cycles>5</meta:editing-cycles>
    <meta:creation-date>2013-09-24T21:20:00</meta:creation-date>
    <dc:date>2015-10-01T10:59:58</dc:date>
    <meta:editing-duration>PT8M4S</meta:editing-duration>
    <meta:generator>OpenOffice/4.0.1$Unix OpenOffice.org_project/401m5$Build-9714</meta:generator>
    <meta:document-statistic meta:table-count="0" meta:image-count="0" meta:object-count="0" meta:page-count="1" meta:paragraph-count="7" meta:word-count="33" meta:character-count="2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